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9ab1"/>
    </style:style>
    <style:style style:name="P2" style:family="paragraph" style:parent-style-name="Standard">
      <style:text-properties officeooo:rsid="001e46ba" officeooo:paragraph-rsid="001e46ba"/>
    </style:style>
    <style:style style:name="P3" style:family="paragraph" style:parent-style-name="Standard">
      <style:text-properties officeooo:rsid="001f4cc9" officeooo:paragraph-rsid="001f4cc9"/>
    </style:style>
    <style:style style:name="P4" style:family="paragraph" style:parent-style-name="Standard">
      <style:text-properties officeooo:paragraph-rsid="001f4cc9"/>
    </style:style>
    <style:style style:name="P5" style:family="paragraph" style:parent-style-name="Standard">
      <style:text-properties officeooo:rsid="0021c1be" officeooo:paragraph-rsid="0021c1be"/>
    </style:style>
    <style:style style:name="P6" style:family="paragraph" style:parent-style-name="Standard">
      <style:text-properties officeooo:rsid="00235d64" officeooo:paragraph-rsid="00235d64"/>
    </style:style>
    <style:style style:name="P7" style:family="paragraph" style:parent-style-name="Standard">
      <style:text-properties officeooo:rsid="00252ca0" officeooo:paragraph-rsid="00252ca0"/>
    </style:style>
    <style:style style:name="P8" style:family="paragraph" style:parent-style-name="Standard">
      <style:text-properties officeooo:rsid="00252ca0" officeooo:paragraph-rsid="002a2e68"/>
    </style:style>
    <style:style style:name="P9" style:family="paragraph" style:parent-style-name="Standard">
      <style:text-properties officeooo:rsid="002581fd" officeooo:paragraph-rsid="002581fd"/>
    </style:style>
    <style:style style:name="P10" style:family="paragraph" style:parent-style-name="Standard">
      <style:text-properties style:text-underline-style="solid" style:text-underline-width="auto" style:text-underline-color="font-color" officeooo:rsid="002581fd" officeooo:paragraph-rsid="002581fd"/>
    </style:style>
    <style:style style:name="P11" style:family="paragraph" style:parent-style-name="Standard">
      <style:text-properties style:text-underline-style="solid" style:text-underline-width="auto" style:text-underline-color="font-color" officeooo:rsid="00252ca0" officeooo:paragraph-rsid="00252ca0"/>
    </style:style>
    <style:style style:name="P12" style:family="paragraph" style:parent-style-name="Standard" style:list-style-name="L1">
      <style:text-properties officeooo:rsid="001f4cc9" officeooo:paragraph-rsid="001f4cc9"/>
    </style:style>
    <style:style style:name="P13" style:family="paragraph" style:parent-style-name="Standard" style:list-style-name="L3">
      <style:text-properties officeooo:rsid="001f4cc9" officeooo:paragraph-rsid="001f4cc9"/>
    </style:style>
    <style:style style:name="P14" style:family="paragraph" style:parent-style-name="Standard" style:list-style-name="L1">
      <style:text-properties officeooo:rsid="00235d64" officeooo:paragraph-rsid="00235d64"/>
    </style:style>
    <style:style style:name="P15" style:family="paragraph" style:parent-style-name="Standard" style:list-style-name="L2">
      <style:text-properties officeooo:rsid="00235d64" officeooo:paragraph-rsid="00235d64"/>
    </style:style>
    <style:style style:name="P16" style:family="paragraph" style:parent-style-name="Standard">
      <style:text-properties officeooo:rsid="00235d64" officeooo:paragraph-rsid="00235d64"/>
    </style:style>
    <style:style style:name="P17" style:family="paragraph" style:parent-style-name="Standard" style:list-style-name="L2">
      <style:text-properties officeooo:rsid="0021c1be" officeooo:paragraph-rsid="0021c1be"/>
    </style:style>
    <style:style style:name="P18" style:family="paragraph" style:parent-style-name="Standard">
      <style:text-properties officeooo:rsid="002b9648" officeooo:paragraph-rsid="002b9648"/>
    </style:style>
    <style:style style:name="T1" style:family="text">
      <style:text-properties officeooo:rsid="001e46ba"/>
    </style:style>
    <style:style style:name="T2" style:family="text">
      <style:text-properties officeooo:rsid="002082b3"/>
    </style:style>
    <style:style style:name="T3" style:family="text">
      <style:text-properties officeooo:rsid="002581fd"/>
    </style:style>
    <style:style style:name="T4" style:family="text">
      <style:text-properties officeooo:rsid="002a2e68"/>
    </style:style>
    <style:style style:name="T5" style:family="text">
      <style:text-properties officeooo:rsid="002c3680"/>
    </style:style>
    <style:style style:name="T6" style:family="text">
      <style:text-properties officeooo:rsid="002dc0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squ’il s’agit de débattre, de sujets polémiques par exemple, nous, en tant que citoyen<text:span text:style-name="T5">s</text:span>, sommes en général mal préparés. L’exercice peut être difficile, peut faire naître des tensions sans pour autant garantir de satisfaction à son issue. Le débat politique pendant le repas de famille est un exemple parlant. Cependant le débat est important. <text:span text:style-name="T1">Il permet de partager des connaissances, mûrir son point de vue et son jugement. Cela prend tout son sens au moment d’effectuer son devoir de citoyen.</text:span></text:p>
      <text:p text:style-name="P2">Le projet « Enlight Me » est une application mobile permettant de faire des synthèses de débats portant sur des question fermées. L’outil permet de créer un débat, d’inviter des participants et d’y ajouter des arguments de manière collaborative, au travers d’un réseau P2P <text:span text:style-name="T6">(Peer-to-Peer)</text:span>. </text:p>
      <text:p text:style-name="P3">L’application se prête à plusieurs types d’utilisation : </text:p>
      <text:list xml:id="list2965033218" text:style-name="L1">
        <text:list-item>
          <text:p text:style-name="P12">Débat autour d’une dégustation après le travail, entre amis, collègues ou dans le cadre d’une soirée organisée spécifiquement autour du sujet.</text:p>
        </text:list-item>
        <text:list-item>
          <text:p text:style-name="P12">Outil pour la prise de décision pour les associations.</text:p>
        </text:list-item>
        <text:list-item>
          <text:p text:style-name="P12">Outil pour la vie politique et la démocratie participative (mairie, métropole, …).</text:p>
        </text:list-item>
        <text:list-item>
          <text:p text:style-name="P14">Outil pour la prise de décision en entreprise.</text:p>
        </text:list-item>
        <text:list-item>
          <text:p text:style-name="P14">Initiation des lycéens et collégiens au débat et à la pensée critique. </text:p>
        </text:list-item>
      </text:list>
      <text:p text:style-name="P5">Elle est destinée à :</text:p>
      <text:list xml:id="list3421282962" text:style-name="L2">
        <text:list-item>
          <text:p text:style-name="P17">toute personne souhaitant <text:span text:style-name="T1">partager des connaissances, mûrir son point de vue et son jugement,</text:span></text:p>
        </text:list-item>
        <text:list-item>
          <text:p text:style-name="P17">les membres d’association impliqués dans le pilotage de cette dernière,</text:p>
        </text:list-item>
        <text:list-item>
          <text:p text:style-name="P17">les citoyens et élus désireux d’expérimenter une façon alternative de débattre en société,</text:p>
        </text:list-item>
        <text:list-item>
          <text:p text:style-name="P15">les employés et cadres dirigeant<text:span text:style-name="T5">s</text:span> d’entreprise et</text:p>
        </text:list-item>
        <text:list-item>
          <text:p text:style-name="P15">les professeurs et élèves de collège et lycée</text:p>
        </text:list-item>
      </text:list>
      <text:p text:style-name="P6"/>
      <text:p text:style-name="P6"/>
      <text:p text:style-name="P6"/>
      <text:p text:style-name="P6"/>
      <text:p text:style-name="P6"/>
      <text:p text:style-name="P6"/>
      <text:p text:style-name="P18">Ne pas traiter </text:p>
      <text:p text:style-name="P18"/>
      <text:p text:style-name="P18"/>
      <text:p text:style-name="P11">Scène 1 :</text:p>
      <text:p text:style-name="P7"><text:tab/>Arrivée des personnes autour d’une table</text:p>
      <text:p text:style-name="P7"><text:tab/>Repas de famille</text:p>
      <text:p text:style-name="P7"><text:tab/>Quelques échanges, les têtes deviennent triste et agressive au fur et à mesure</text:p>
      <text:p text:style-name="P7"><text:tab/>Prise de tête =&gt; tous le monde ne peut pas prendre la parole, </text:p>
      <text:p text:style-name="P7"><text:tab/><text:tab/><text:tab/> <text:s/>celui qui parle le plus fort impose son opinion</text:p>
      <text:p text:style-name="P7"><text:tab/><text:tab/><text:tab/> <text:s/>passe beaucoup de temps sur des redits</text:p>
      <text:p text:style-name="P7"><text:tab/><text:tab/><text:tab/> <text:s/>Beaucoup de place pour la rhétorique, peut pour l’analyse et le rationnel</text:p>
      <text:p text:style-name="P7"><text:tab/><text:tab/><text:tab/> <text:s/>Pas de synthèse au final</text:p>
      <text:p text:style-name="P10">Scène 2 : </text:p>
      <text:p text:style-name="P9"><text:tab/>Démo de l’application avec la création d’un débat</text:p>
      <text:p text:style-name="P9"/>
      <text:p text:style-name="P11">Scène <text:span text:style-name="T3">3</text:span> :</text:p>
      <text:p text:style-name="P7"><text:tab/><text:span text:style-name="T3">Déplacement du smartphone en haut à gauche.</text:span></text:p>
      <text:p text:style-name="P7"><text:tab/>Arrivée des personnes autour d’une table avec un organisateur</text:p>
      <text:p text:style-name="P7"><text:tab/>Partage des arguments</text:p>
      <text:p text:style-name="P7"><text:tab/>Quelques échanges mais modéré par l’organisateur</text:p>
      <text:p text:style-name="P7"><text:tab/>+ échange avec les portables</text:p>
      <text:p text:style-name="P7"><text:tab/>Moins de prise de tête : plus de ressources =&gt; citation des sources</text:p>
      <text:p text:style-name="P7"><text:tab/><text:tab/><text:tab/><text:tab/> <text:s text:c="2"/>Nouveau canal d’échange : possibilité de contribuer sans prendre la parole. Moins d’influence des personnes <text:span text:style-name="T3">loquaces</text:span></text:p>
      <text:p text:style-name="P7"><text:soft-page-break/><text:tab/><text:tab/><text:tab/><text:tab/> <text:s text:c="2"/>Plus de place pour l’analyse en profondeur, moins pour la rhétorique.</text:p>
      <text:p text:style-name="P7"><text:tab/><text:tab/><text:tab/><text:tab/> <text:s text:c="2"/><text:span text:style-name="T3">Obtention d’une synthèse du débat qui permet de retrouver ses réflexions et évite les redits.</text:span></text:p>
      <text:p text:style-name="P7"/>
      <text:p text:style-name="P10">Scène 4 :</text:p>
      <text:p text:style-name="P9"><text:tab/>Différents cas d’usage. Chaque cas d’usage est montré en gros au centre une fois puis se rapetisse et se déplace sur une grille.</text:p>
      <text:p text:style-name="P9"><text:tab/>Cas 1 : Café débat</text:p>
      <text:p text:style-name="P9"><text:tab/>Cas 2 : Association</text:p>
      <text:p text:style-name="P9"><text:tab/>Cas 3 : Entreprise</text:p>
      <text:p text:style-name="P9"><text:tab/>Cas 4 : Politique, démocratie participative</text:p>
      <text:p text:style-name="P9"><text:tab/>Cas 5 : École, collèges et lycée : initiation à la pensée critique et au débat méthodique</text:p>
      <text:p text:style-name="P8"><text:tab/><text:tab/><text:tab/></text:p>
      <text:p text:style-name="P8"/>
      <text:p text:style-name="P8">La production d’électricité par le nucléaire fait débat. Entre sécurité, bénéfices et risques environnementaux et <text:span text:style-name="T4">challenge</text:span> économique, certain se prononce pour son arrêt total et d’autre y voit un outil précieux à conserver. Le débat porte sur l’arrêt total du nucléaire à court termes (1 an maximum). <text:tab/> <text:s text:c="2"/></text:p>
      <text:p text:style-name="P7"/>
      <text:p text:style-name="P4"/>
      <text:list xml:id="list3698076858" text:style-name="L3">
        <text:list-header>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16:08:17.046232482</meta:creation-date>
    <dc:date>2019-07-30T23:36:42.886000000</dc:date>
    <meta:editing-duration>PT5H26M12S</meta:editing-duration>
    <meta:editing-cycles>7</meta:editing-cycles>
    <meta:generator>LibreOffice/5.4.6.2$Windows_X86_64 LibreOffice_project/4014ce260a04f1026ba855d3b8d91541c224eab8</meta:generator>
    <meta:document-statistic meta:table-count="0" meta:image-count="0" meta:object-count="0" meta:page-count="2" meta:paragraph-count="46" meta:word-count="545" meta:character-count="3326" meta:non-whitespace-character-count="2764"/>
  </office:meta>
</office:document-meta>
</file>